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5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5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6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6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7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7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ask 2: Are there any oddities you noticed about the website from a functional or UX perspective?</text:p>
      <text:p text:style-name="P2">UI/UX Issues</text:p>
      <text:list text:style-name="LFO1" text:continue-numbering="true">
        <text:list-item>
          <text:p text:style-name="P3">Search text box expands after clicking.</text:p>
        </text:list-item>
        <text:list-item>
          <text:p text:style-name="P4">Registration page &gt; Preferences: Paragraph text font size is too small.</text:p>
        </text:list-item>
        <text:list-item>
          <text:p text:style-name="P5">Registration page &gt; Consents:<text:s/><text:span text:style-name="T6">Permissions</text:span><text:s/>header (&lt;h2&gt;) font color and size do not match other sections.</text:p>
        </text:list-item>
        <text:list-item>
          <text:p text:style-name="P7">Train Times section: Timetables in PDF format display with HTML tags, and font color is inconsistent.</text:p>
        </text:list-item>
      </text:list>
      <text:p text:style-name="P8">Login &amp; Authentication Issues</text:p>
      <text:list text:style-name="LFO2" text:continue-numbering="true">
        <text:list-item>
          <text:p text:style-name="P9"><text:span text:style-name="T10">Login:</text:span><text:s/>"myCP" login<text:s/>wording<text:s/>is case-sensitive.</text:p>
        </text:list-item>
        <text:list-item>
          <text:p text:style-name="P11"><text:span text:style-name="T12">Forgot Password:</text:span><text:s/>Forgot password section should display below the password text field.</text:p>
        </text:list-item>
        <text:list-item>
          <text:p text:style-name="P13"><text:span text:style-name="T14">Forgot Password (Confirmation Message):</text:span><text:s/>After submitting, the message<text:s/><text:span text:style-name="T15">"A new password will be sent to your email"</text:span><text:s/>should be displayed<text:s/>only after sending email.</text:p>
        </text:list-item>
      </text:list>
      <text:p text:style-name="P16">Management Systems Policy</text:p>
      <text:list text:style-name="LFO3" text:continue-numbering="true">
        <text:list-item>
          <text:p text:style-name="P17"><text:span text:style-name="T18">Safety</text:span>: Incorrect wording<text:s/>safety*, needs revision.</text:p>
        </text:list-item>
      </text:list>
      <text:p text:style-name="P19">Buy Tickets Page Issues</text:p>
      <text:list text:style-name="LFO4" text:continue-numbering="true">
        <text:list-item>
          <text:p text:style-name="P20"><text:span text:style-name="T21">Submit<text:s/></text:span><text:span text:style-name="T22">and Cancel Button<text:s/></text:span><text:span text:style-name="T23">Label:</text:span><text:s/>"Displying"<text:s/>&gt;&gt; arrows,<text:s/><text:s/>should be corrected.</text:p>
        </text:list-item>
        <text:list-item>
          <text:p text:style-name="P24"><text:span text:style-name="T25">Language Issue:</text:span><text:s/>Entering numbers in "From" and "To" text boxes, filling all required fields, and clicking submit changes the page language to Portuguese.</text:p>
        </text:list-item>
      </text:list>
      <text:p text:style-name="P26">Registration Process Issues</text:p>
      <text:list text:style-name="LFO5" text:continue-numbering="true">
        <text:list-item>
          <text:p text:style-name="P27"><text:span text:style-name="T28">Consents Section:</text:span><text:s/>After clicking the submit button, the user remains on the same page.</text:p>
        </text:list-item>
        <text:list-item>
          <text:p text:style-name="P29"><text:span text:style-name="T30">Navigation Issue:</text:span><text:s/>In form step 3, clicking the "Next" button does not navigate back to step 1; the user remains on the same page.</text:p>
        </text:list-item>
      </text:list>
      <text:p text:style-name="P31">Functional Issues</text:p>
      <text:list text:style-name="LFO6" text:continue-numbering="true">
        <text:list-item>
          <text:p text:style-name="P32"><text:span text:style-name="T33">Postcode Field:</text:span><text:s/>Not accepting valid postcodes.</text:p>
        </text:list-item>
        <text:list-item>
          <text:p text:style-name="P34"><text:span text:style-name="T35">Password Validation:</text:span><text:s/>Weak password is being accepted.</text:p>
        </text:list-item>
      </text:list>
      <text:p text:style-name="P36">Search Box Issues</text:p>
      <text:soft-page-break/>
      <text:list text:style-name="LFO7" text:continue-numbering="true">
        <text:list-item>
          <text:p text:style-name="P37"><text:span text:style-name="T38">Search not working:</text:span><text:s/>Entering &lt;html lang="en"&gt; still returns search results.</text:p>
        </text:list-item>
        <text:list-item>
          <text:p text:style-name="P39"><text:span text:style-name="T40">Blank Search:</text:span><text:s/>Search works even when no text is entered.<text:line-break/><text:line-break/></text:p>
        </text:list-item>
      </text:list>
      <text:p text:style-name="P41">Task3: What changes would you make to the website for ease of implementation of a FE</text:p>
      <text:p text:style-name="P42">automation test suite or general testing?</text:p>
      <text:p text:style-name="Normal"><text:span text:style-name="T43">Stable Locators</text:span>: For a multilingual website, consistent naming conventions for locators are essential. This ensures that automation scripts remain reusable across different languages, allowing seamless transitions when users switch languages.</text:p>
      <text:p text:style-name="Normal"><text:span text:style-name="T44">Uniform DOM Structure:<text:s/></text:span>Keep navigation elements and progress bars consistent across pages and screen sizes to simplify locator strategies<text:span text:style-name="T45">.</text:span></text:p>
      <text:p text:style-name="Normal"><text:span text:style-name="T46">Responsive Design Testing:<text:s/></text:span>Verify automated scripts work correctly across various devices and layouts.<text:line-break/><text:span text:style-name="T47">Error Handling</text:span><text:span text:style-name="T48">:<text:s/></text:span>use a uniform error container that appears with specific messages, allowing automated tests to reliably validate error states.</text:p>
      <text:p text:style-name="Normal"><text:span text:style-name="T49">Cross-Browser Compatibility</text:span><text:span text:style-name="T50">:</text:span><text:s/>Ensure automation scripts function reliably across different browsers by standardizing element interactions and testing on multiple platforms.</text:p>
      <text:p text:style-name="Normal"/>
      <text:p text:style-name="P5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ba shiva</meta:initial-creator>
    <dc:creator>samba shiva</dc:creator>
    <meta:creation-date>2025-06-17T15:26:00Z</meta:creation-date>
    <dc:date>2025-06-17T17:57:00Z</dc:date>
    <meta:template xlink:href="Normal" xlink:type="simple"/>
    <meta:editing-cycles>1</meta:editing-cycles>
    <meta:editing-duration>PT9060S</meta:editing-duration>
    <meta:document-statistic meta:page-count="2" meta:paragraph-count="5" meta:word-count="378" meta:character-count="2528" meta:row-count="17" meta:non-whitespace-character-count="2155"/>
  </office:meta>
</office:document-meta>
</file>